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10705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705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705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705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705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705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705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705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74" calcext:value-type="float">
            <text:p>51.5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705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705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46" calcext:value-type="float">
            <text:p>52.0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705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705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5416" calcext:value-type="float">
            <text:p>51.7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705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705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705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705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705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705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705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